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el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Lista de Partes para Impresora 3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 <text:s/>Prosa i3 - Einstei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Descripción</text:p>
          </table:table-cell>
          <table:table-cell table:number-columns-repeated="3"/>
          <table:table-cell office:value-type="string" calcext:value-type="string">
            <text:p>Precio unit</text:p>
          </table:table-cell>
          <table:table-cell office:value-type="string" calcext:value-type="string">
            <text:p>Precio Total</text:p>
          </table:table-cell>
          <table:table-cell/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es Plastica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P Nema17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table:formula="of:=[.G8]*[.A8]" office:value-type="float" office:value="2125" calcext:value-type="float">
            <text:p>2125</text:p>
          </table:table-cell>
          <table:table-cell/>
          <table:table-cell office:value-type="string" calcext:value-type="string">
            <text:p><text:a xlink:href="http://articulo.mercadolibre.com.ar/MLA-526645952-motor-nema-17-alto-torque-18-grados-impresora-3d-_JM#redirectedFromParent" xlink:type="simple">http://articulo.mercadolibre.com.ar/MLA-526645952-motor-nema-17-alto-torque-18-grados-impresora-3d-_JM#redirectedFromParent</text:a>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damientos Lineares LM8UU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G9]*[.A9]" office:value-type="float" office:value="330" calcext:value-type="float">
            <text:p>330</text:p>
          </table:table-cell>
          <table:table-cell/>
          <table:table-cell office:value-type="string" calcext:value-type="string">
            <text:p><text:a xlink:href="http://articulo.mercadolibre.com.ar/MLA-519278756-rodamientos-lineales-de-bolas-lm08u-ideal-cnc-_JM" xlink:type="simple">http://articulo.mercadolibre.com.ar/MLA-519278756-rodamientos-lineales-de-bolas-lm08u-ideal-cnc-_JM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odamientos 60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G10]*[.A10]" office:value-type="float" office:value="150" calcext:value-type="float">
            <text:p>150</text:p>
          </table:table-cell>
          <table:table-cell/>
          <table:table-cell office:value-type="string" calcext:value-type="string">
            <text:p><text:a xlink:href="http://articulo.mercadolibre.com.ar/MLA-526832574-rodamiento-608zz-x-unidad-_JM#redirectedFromParent" xlink:type="simple">http://articulo.mercadolibre.com.ar/MLA-526832574-rodamiento-608zz-x-unidad-_JM#redirectedFromParent</text:a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rea GT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G11]*[.A11]" office:value-type="float" office:value="400" calcext:value-type="float">
            <text:p>400</text:p>
          </table:table-cell>
          <table:table-cell/>
          <table:table-cell office:value-type="string" calcext:value-type="string">
            <text:p><text:a xlink:href="http://articulo.mercadolibre.com.ar/MLA-520107259-correa-gt2-impresora-3d-prusa-i3-por-metro-_JM" xlink:type="simple">http://articulo.mercadolibre.com.ar/MLA-520107259-correa-gt2-impresora-3d-prusa-i3-por-metro-_JM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ea GT2(eje:5; Dexterior:20)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G12]*[.A12]" office:value-type="float" office:value="210" calcext:value-type="float">
            <text:p>210</text:p>
          </table:table-cell>
          <table:table-cell/>
          <table:table-cell office:value-type="string" calcext:value-type="string">
            <text:p><text:a xlink:href="http://articulo.mercadolibre.com.ar/MLA-522284209-polea-gt2-20-dientes-de-aluminio-para-impresora-3d-_JM#redirectedFromParent" xlink:type="simple">http://articulo.mercadolibre.com.ar/MLA-522284209-polea-gt2-20-dientes-de-aluminio-para-impresora-3d-_JM#redirectedFromParent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 Meg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3]*[.A13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://articulo.mercadolibre.com.ar/MLA-520709477-arduino-mega-2560-r3-con-cable-usb-quilmes-_JM#redirectedFromParent" xlink:type="simple">http://articulo.mercadolibre.com.ar/MLA-520709477-arduino-mega-2560-r3-con-cable-usb-quilmes-_JM#redirectedFromParent</text:a></text:p>
          </table:table-cell>
          <table:table-cell office:value-type="string" calcext:value-type="string">
            <text:p>Arduoino mega solo : 500 aproximadam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MPS 1.4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formula="of:=[.G14]*[.A14]" office:value-type="float" office:value="1600" calcext:value-type="float">
            <text:p>1600</text:p>
          </table:table-cell>
          <table:table-cell/>
          <table:table-cell office:value-type="string" calcext:value-type="string">
            <text:p><text:a xlink:href="http://articulo.mercadolibre.com.ar/MLA-521275762-kit-ramps-14-4-x-a4988-mega2560-para-impresora-3d-_JM#redirectedFromParent" xlink:type="simple">http://articulo.mercadolibre.com.ar/MLA-521275762-kit-ramps-14-4-x-a4988-mega2560-para-impresora-3d-_JM#redirectedFromParent</text:a></text:p>
          </table:table-cell>
          <table:table-cell office:value-type="string" calcext:value-type="string">
            <text:p>Kit completo : Aduino – Ramps – Pololu – Disipador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loluDriv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5]*[.A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ipadores pequen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6]*[.A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ales de carrer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G17]*[.A17]" office:value-type="float" office:value="300" calcext:value-type="float">
            <text:p>300</text:p>
          </table:table-cell>
          <table:table-cell/>
          <table:table-cell office:value-type="string" calcext:value-type="string">
            <text:p><text:a xlink:href="http://articulo.mercadolibre.com.ar/MLA-522284205-endstop-mecanico-con-cable-impresora-3d-cnc-_JM" xlink:type="simple">http://articulo.mercadolibre.com.ar/MLA-522284205-endstop-mecanico-con-cable-impresora-3d-cnc-_JM</text:a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rmistores ATENCION AL HOTEND</text:p>
          </table:table-cell>
          <table:table-cell table:number-columns-repeated="4"/>
          <table:table-cell table:formula="of:=[.G18]*[.A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End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formula="of:=[.G19]*[.A19]" office:value-type="float" office:value="1250" calcext:value-type="float">
            <text:p>1250</text:p>
          </table:table-cell>
          <table:table-cell/>
          <table:table-cell office:value-type="string" calcext:value-type="string">
            <text:p><text:a xlink:href="http://articulo.mercadolibre.com.ar/MLA-523238239-hotend-magma-metal-pico-extrusora-filamento-3mm-impresora-3d-_JM#redirectedFromParent" xlink:type="simple">http://articulo.mercadolibre.com.ar/MLA-523238239-hotend-magma-metal-pico-extrusora-filamento-3mm-impresora-3d-_JM#redirectedFromParent</text:a></text:p>
          </table:table-cell>
          <table:table-cell office:value-type="string" calcext:value-type="string">
            <text:p>Magma hotend con term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Bed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table:formula="of:=[.G20]*[.A20]" office:value-type="float" office:value="440" calcext:value-type="float">
            <text:p>440</text:p>
          </table:table-cell>
          <table:table-cell/>
          <table:table-cell office:value-type="string" calcext:value-type="string">
            <text:p><text:a xlink:href="http://articulo.mercadolibre.com.ar/MLA-524943170-heated-bed-cama-caliente-para-impresora-3d-reprap-_JM#redirectedFromParent" xlink:type="simple">http://articulo.mercadolibre.com.ar/MLA-524943170-heated-bed-cama-caliente-para-impresora-3d-reprap-_JM#redirectedFromParent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ercas, arandelas y <text:s/>varillas roscadas y lisa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G21]*[.A21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entes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[.G22]*[.A22]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A conseguir usad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co de madera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table:formula="of:=[.G23]*[.A23]" office:value-type="float" office:value="550" calcext:value-type="float">
            <text:p>550</text:p>
          </table:table-cell>
          <table:table-cell/>
          <table:table-cell office:value-type="string" calcext:value-type="string">
            <text:p><text:a xlink:href="http://articulo.mercadolibre.com.ar/MLA-526459498-impresora-3d-marco-para-prusa-i3-en-acero-_JM" xlink:type="simple">http://articulo.mercadolibre.com.ar/MLA-526459498-impresora-3d-marco-para-prusa-i3-en-acero-_JM</text:a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8:.H23])" office:value-type="float" office:value="8075" calcext:value-type="float">
            <text:p>807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cio de una impresora 3D </text:p>
          </table:table-cell>
          <table:table-cell table:number-columns-repeated="2"/>
          <table:table-cell office:value-type="float" office:value="18500" calcext:value-type="float">
            <text:p>18500</text:p>
          </table:table-cell>
          <table:table-cell table:number-columns-repeated="4"/>
          <table:table-cell office:value-type="string" calcext:value-type="string">
            <text:p>http://articulo.mercadolibre.com.ar/MLA-526242904-impresora-3d-modelo-prusa-i3-steel-odin-_JM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00" calcext:value-type="float">
            <text:p>14900</text:p>
          </table:table-cell>
          <table:table-cell table:number-columns-repeated="4"/>
          <table:table-cell office:value-type="string" calcext:value-type="string">
            <text:p>http://articulo.mercadolibre.com.ar/MLA-524322616-impresora-3d-pusa-i3-excelnte-calidad-consultar-entrega-_J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0:09:11.376645501">00:00:00</text:time></text:p>
        </style:region-right>
      </style:header>
      <style:header-left style:display="false"/>
      <style:footer>
        <text:p>Bladsy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2:31:05.580846184</meta:creation-date>
    <dc:date>2014-10-08T10:30:01.018713310</dc:date>
    <meta:editing-duration>PT3M11S</meta:editing-duration>
    <meta:editing-cycles>3</meta:editing-cycles>
    <meta:generator>LibreOffice/4.2.6.3$Linux_X86_64 LibreOffice_project/420m0$Build-3</meta:generator>
    <meta:document-statistic meta:table-count="1" meta:cell-count="94" meta:object-count="0"/>
  </office:meta>
</office:document-meta>
</file>